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2.9929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3146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/>
          <table:table-cell table:style-name="ce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 table:number-columns-repeated="2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style-name="ce2"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table:style-name="ce2"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/>
          <table:table-cell table:style-name="ce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 table:number-columns-repeated="2"/>
          <table:table-cell table:style-name="ce7" table:number-columns-repeated="2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 table:number-columns-repeated="2"/>
          <table:table-cell table:style-name="ce7" table:number-columns-repeated="2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2"/>
          <table:table-cell table:style-name="ce7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4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~</text:p>
          </table:table-cell>
          <table:table-cell office:value-type="string">
            <text:p>Inverse</text:p>
          </table:table-cell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2"/>
          <table:table-cell table:style-name="ce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length()</text:p>
          </table:table-cell>
          <table:table-cell table:style-name="ce11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table:style-name="ce11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section</text:p>
          </table:table-cell>
          <table:table-cell table:style-name="ce12" office:value-type="string">
            <text:p>Ex. {&lt;1,10&gt;} &amp; {} yields {&lt;1,10&gt;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bSet</text:p>
          </table:table-cell>
          <table:table-cell table:style-name="ce12" office:value-type="string">
            <text:p>Ex. {} &lt; {1} yields false.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{2,1 } &lt; {2, 1, 3} yields false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(1:10) &lt; (1:10, 2:20);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(1:10) &gt; (); yields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12/01/2008</text:date>, <text:time>22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01T22:54:14</dc:date>
    <meta:editing-cycles>26</meta:editing-cycles>
    <meta:editing-duration>PT68H26M25S</meta:editing-duration>
    <meta:document-statistic meta:table-count="4" meta:cell-count="898" meta:object-count="0"/>
    <meta:user-defined meta:name="Info 1"/>
    <meta:user-defined meta:name="Info 2"/>
    <meta:user-defined meta:name="Info 3"/>
    <meta:user-defined meta:name="Info 4"/>
  </office:meta>
</office:document-meta>
</file>